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20000013E000000D2DE4C8DAC.svm" manifest:media-type=""/>
  <manifest:file-entry manifest:full-path="Pictures/2000001200000137000000D2F1726EF6.svm" manifest:media-type=""/>
  <manifest:file-entry manifest:full-path="Pictures/2000012A000018EA0000028A7AF6036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203cm" draw:marker-start-width="0.503cm" draw:marker-end="Arrow" draw:marker-end-width="0.603cm" draw:fill="solid" draw:fill-color="#ffffff" draw:textarea-vertical-align="middle" fo:padding-top="0.225cm" fo:padding-bottom="0.225cm" fo:padding-left="0.35cm" fo:padding-right="0.35cm" draw:shadow="visible"/>
    </style:style>
    <style:style style:name="gr2" style:family="graphic" style:parent-style-name="objectwithoutfill">
      <style:graphic-properties svg:stroke-width="0.203cm" draw:marker-start-width="0.579cm" draw:marker-end="Arrow" draw:marker-end-width="0.679cm" draw:fill="solid" draw:fill-color="#ffffff" draw:textarea-vertical-align="middle" fo:padding-top="0.225cm" fo:padding-bottom="0.225cm" fo:padding-left="0.35cm" fo:padding-right="0.35cm" draw:shadow="visible"/>
    </style:style>
    <style:style style:name="gr3" style:family="graphic" style:parent-style-name="objectwithoutfill">
      <style:graphic-properties draw:marker-start-width="0.276cm" draw:marker-end="Arrow" draw:marker-end-width="0.376cm" draw:fill="none" draw:textarea-vertical-align="middle"/>
    </style:style>
    <style:style style:name="gr4" style:family="graphic" style:parent-style-name="standard">
      <style:graphic-properties svg:stroke-width="0.203cm" draw:marker-start-width="0.503cm" draw:marker-end-width="0.503cm" draw:fill="solid" draw:fill-color="#ffd320" draw:textarea-horizontal-align="justify" draw:textarea-vertical-align="middle" draw:auto-grow-height="false" fo:padding-top="0.225cm" fo:padding-bottom="0.225cm" fo:padding-left="0.35cm" fo:padding-right="0.35cm" draw:shadow="visible"/>
    </style:style>
    <style:style style:name="gr5" style:family="graphic" style:parent-style-name="standard">
      <style:graphic-properties draw:marker-start-width="0.276cm" draw:marker-end-width="0.276cm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TexMathsArgs="20§display§\degree{\control} =\left|\left\{&#10;\vec{AB},&#10;\vec{AC},&#10;\vec{BA},&#10;\vec{BC},&#10;\vec{BE},&#10;\vec{FC}&#10;\right\}\right|=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28§display§\conva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28§display§\conva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4cm" svg:y1="5.969cm" svg:x2="3.445cm" svg:y2="2.413cm">
          <text:p/>
        </draw:line>
        <draw:line draw:style-name="gr2" draw:text-style-name="P1" draw:layer="layout" svg:x1="1.667cm" svg:y1="6.477cm" svg:x2="5.731cm" svg:y2="5.08cm">
          <text:p/>
        </draw:line>
        <draw:line draw:style-name="gr1" draw:text-style-name="P1" draw:layer="layout" svg:x1="4.588cm" svg:y1="1.905cm" svg:x2="9.287cm" svg:y2="2.667cm">
          <text:p/>
        </draw:line>
        <draw:line draw:style-name="gr3" draw:text-style-name="P1" draw:layer="layout" svg:x1="6.874cm" svg:y1="4.445cm" svg:x2="9.414cm" svg:y2="3.048cm">
          <text:p/>
        </draw:line>
        <draw:line draw:style-name="gr2" draw:text-style-name="P1" draw:layer="layout" svg:x1="7.128cm" svg:y1="5.08cm" svg:x2="12.716cm" svg:y2="5.842cm">
          <text:p/>
        </draw:line>
        <draw:line draw:style-name="gr3" draw:text-style-name="P1" draw:layer="layout" svg:x1="6.874cm" svg:y1="5.461cm" svg:x2="8.144cm" svg:y2="7.493cm">
          <text:p/>
        </draw:line>
        <draw:line draw:style-name="gr2" draw:text-style-name="P1" draw:layer="layout" svg:x1="4.334cm" svg:y1="2.413cm" svg:x2="5.858cm" svg:y2="4.445cm">
          <text:p/>
        </draw:line>
        <draw:custom-shape draw:style-name="gr4" draw:text-style-name="P1" draw:layer="layout" svg:width="1.397cm" svg:height="1.397cm" svg:x="0.27cm" svg:y="5.71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397cm" svg:height="1.397cm" svg:x="5.731cm" svg:y="4.31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397cm" svg:height="1.397cm" svg:x="12.843cm" svg:y="5.207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397cm" svg:height="1.397cm" svg:x="3.191cm" svg:y="1.14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397cm" svg:height="1.397cm" svg:x="7.509cm" svg:y="7.49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397cm" svg:height="1.397cm" svg:x="9.287cm" svg:y="1.905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12.754cm" svg:height="1.298cm" svg:x="0.238cm" svg:y="0cm">
          <draw:image xlink:href="Pictures/2000012A000018EA0000028A7AF6036E.svm" xlink:type="simple" xlink:show="embed" xlink:actuate="onLoad">
            <text:p/>
          </draw:image>
        </draw:frame>
        <draw:frame draw:style-name="gr8" draw:text-style-name="P1" draw:layer="layout" svg:width="0.865cm" svg:height="0.585cm" svg:x="0.167cm" svg:y="7.146cm">
          <draw:image xlink:href="Pictures/2000001200000137000000D2F1726EF6.svm" xlink:type="simple" xlink:show="embed" xlink:actuate="onLoad">
            <text:p/>
          </draw:image>
        </draw:frame>
        <draw:frame draw:style-name="gr9" draw:text-style-name="P1" draw:layer="layout" svg:width="0.888cm" svg:height="0.585cm" svg:x="5.374cm" svg:y="5.699cm">
          <draw:image xlink:href="Pictures/200000120000013E000000D2DE4C8DAC.svm" xlink:type="simple" xlink:show="embed" xlink:actuate="onLoad">
            <text:p/>
          </draw:image>
        </draw:frame>
        <draw:frame draw:style-name="gr8" draw:text-style-name="P1" draw:layer="layout" svg:width="0.865cm" svg:height="0.585cm" svg:x="2.469cm" svg:y="1.889cm">
          <draw:image xlink:href="Pictures/2000001200000137000000D2F1726EF6.svm" xlink:type="simple" xlink:show="embed" xlink:actuate="onLoad">
            <text:p/>
          </draw:image>
        </draw:frame>
        <draw:frame draw:style-name="gr8" draw:text-style-name="P1" draw:layer="layout" svg:width="0.865cm" svg:height="0.585cm" svg:x="12.74cm" svg:y="6.638cm">
          <draw:image xlink:href="Pictures/2000001200000137000000D2F1726EF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6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26T13:28:32</meta:creation-date>
    <dc:date>2013-05-23T11:15:08</dc:date>
    <dc:creator>Jack Reilly</dc:creator>
    <meta:editing-duration>PT22M33S</meta:editing-duration>
    <meta:editing-cycles>16</meta:editing-cycles>
    <meta:generator>LibreOffice/3.6$MacOSX_x86 LibreOffice_project/2ef5aff-a6fb0ff-166bdff-cf087ad-0f1389</meta:generator>
    <meta:document-statistic meta:object-count="18"/>
  </office:meta>
</office:document-meta>
</file>